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7854in"/>
    </style:style>
    <style:style style:name="co2" style:family="table-column">
      <style:table-column-properties fo:break-before="auto" style:column-width="1.9071in"/>
    </style:style>
    <style:style style:name="co3" style:family="table-column">
      <style:table-column-properties fo:break-before="auto" style:column-width="0.5354in"/>
    </style:style>
    <style:style style:name="co4" style:family="table-column">
      <style:table-column-properties fo:break-before="auto" style:column-width="1.5583in"/>
    </style:style>
    <style:style style:name="co5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1.0791in"/>
    </style:style>
    <style:style style:name="co7" style:family="table-column">
      <style:table-column-properties fo:break-before="auto" style:column-width="0.6547in"/>
    </style:style>
    <style:style style:name="co8" style:family="table-column">
      <style:table-column-properties fo:break-before="auto" style:column-width="0.6984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6661in"/>
    </style:style>
    <style:style style:name="co11" style:family="table-column">
      <style:table-column-properties fo:break-before="auto" style:column-width="0.6008in"/>
    </style:style>
    <style:style style:name="co12" style:family="table-column">
      <style:table-column-properties fo:break-before="auto" style:column-width="1.1882in"/>
    </style:style>
    <style:style style:name="co13" style:family="table-column">
      <style:table-column-properties fo:break-before="auto" style:column-width="1.2646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port-0mq-1" table:style-name="ta1">
        <table:shapes>
          <draw:frame draw:z-index="0" draw:style-name="gr1" draw:text-style-name="P1" svg:width="6.3039in" svg:height="3.5449in" svg:x="1.189in" svg:y="3.9949in">
            <draw:object draw:notify-on-update-of-ranges="'report-0mq-1'.E4:'report-0mq-1'.E4 'report-0mq-1'.E5:'report-0mq-1'.E19 'report-0mq-1'.F4:'report-0mq-1'.F4 'report-0mq-1'.F5:'report-0mq-1'.F19 'report-0mq-1'.G4:'report-0mq-1'.G4 'report-0mq-1'.G5:'report-0mq-1'.G19 'report-0mq-1'.H4:'report-0mq-1'.H4 'report-0mq-1'.H5:'report-0mq-1'.H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st Name</text:p>
          </table:table-cell>
          <table:table-cell table:style-name="Default" office:value-type="string" calcext:value-type="string">
            <text:p>ZeroMQ Test</text:p>
          </table:table-cell>
          <table:table-cell table:style-name="Default" office:value-type="string" calcext:value-type="string">
            <text:p><text:s/>using TCP Transpor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 Date</text:p>
          </table:table-cell>
          <table:table-cell office:value-type="string" calcext:value-type="string">
            <text:p>2016-01-25 15:48:15.730799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 office:value-type="string" calcext:value-type="string">
            <text:p>Num</text:p>
          </table:table-cell>
          <table:table-cell table:style-name="Default" office:value-type="string" calcext:value-type="string">
            <text:p>Started</text:p>
          </table:table-cell>
          <table:table-cell table:style-name="Default" office:value-type="string" calcext:value-type="string">
            <text:p>Ende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ss_min</text:p>
          </table:table-cell>
          <table:table-cell office:value-type="string" calcext:value-type="string">
            <text:p>uss_max</text:p>
          </table:table-cell>
          <table:table-cell office:value-type="string" calcext:value-type="string">
            <text:p>uss_avg</text:p>
          </table:table-cell>
          <table:table-cell office:value-type="string" calcext:value-type="string">
            <text:p>pss_min</text:p>
          </table:table-cell>
          <table:table-cell office:value-type="string" calcext:value-type="string">
            <text:p>pss_max</text:p>
          </table:table-cell>
          <table:table-cell office:value-type="string" calcext:value-type="string">
            <text:p>pss_avg</text:p>
          </table:table-cell>
          <table:table-cell office:value-type="string" calcext:value-type="string">
            <text:p>rss_min</text:p>
          </table:table-cell>
          <table:table-cell office:value-type="string" calcext:value-type="string">
            <text:p>rss_max</text:p>
          </table:table-cell>
          <table:table-cell office:value-type="string" calcext:value-type="string">
            <text:p>rss_avg</text:p>
          </table:table-cell>
          <table:table-cell office:value-type="string" calcext:value-type="string">
            <text:p>rx_bytes</text:p>
          </table:table-cell>
          <table:table-cell office:value-type="string" calcext:value-type="string">
            <text:p>tx_bytes</text:p>
          </table:table-cell>
          <table:table-cell office:value-type="string" calcext:value-type="string">
            <text:p>cpu_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6-01-25 15:48:15.732091</text:p>
          </table:table-cell>
          <table:table-cell office:value-type="string" calcext:value-type="string">
            <text:p>2016-01-25 15:48:30.25133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eromq-tcp-1024</text:p>
          </table:table-cell>
          <table:table-cell office:value-type="float" office:value="38.665" calcext:value-type="float">
            <text:p>38.665</text:p>
          </table:table-cell>
          <table:table-cell office:value-type="float" office:value="314.773" calcext:value-type="float">
            <text:p>314.773</text:p>
          </table:table-cell>
          <table:table-cell office:value-type="float" office:value="194.268857143" calcext:value-type="float">
            <text:p>194.26885714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837758568206" calcext:value-type="float">
            <text:p>15837758568206</text:p>
          </table:table-cell>
          <table:table-cell office:value-type="float" office:value="40729846254751" calcext:value-type="float">
            <text:p>40729846254751</text:p>
          </table:table-cell>
          <table:table-cell office:value-type="float" office:value="57.85" calcext:value-type="float">
            <text:p>57.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6-01-25 15:48:30.253475</text:p>
          </table:table-cell>
          <table:table-cell office:value-type="string" calcext:value-type="string">
            <text:p>2016-01-25 15:49:07.2744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eromq-tcp-2048</text:p>
          </table:table-cell>
          <table:table-cell office:value-type="float" office:value="89.375" calcext:value-type="float">
            <text:p>89.375</text:p>
          </table:table-cell>
          <table:table-cell office:value-type="float" office:value="540.104" calcext:value-type="float">
            <text:p>540.104</text:p>
          </table:table-cell>
          <table:table-cell office:value-type="float" office:value="358.671433333" calcext:value-type="float">
            <text:p>358.67143333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3848797692124" calcext:value-type="float">
            <text:p>53848797692124</text:p>
          </table:table-cell>
          <table:table-cell office:value-type="float" office:value="138588158252616" calcext:value-type="float">
            <text:p>138588158252616</text:p>
          </table:table-cell>
          <table:table-cell office:value-type="float" office:value="88.6411764706" calcext:value-type="float">
            <text:p>88.64117647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16-01-25 15:49:07.275716</text:p>
          </table:table-cell>
          <table:table-cell office:value-type="string" calcext:value-type="string">
            <text:p>2016-01-25 15:49:43.61249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eromq-tcp-4096</text:p>
          </table:table-cell>
          <table:table-cell office:value-type="float" office:value="93.625" calcext:value-type="float">
            <text:p>93.625</text:p>
          </table:table-cell>
          <table:table-cell office:value-type="float" office:value="822.031" calcext:value-type="float">
            <text:p>822.031</text:p>
          </table:table-cell>
          <table:table-cell office:value-type="float" office:value="624.5562" calcext:value-type="float">
            <text:p>624.556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0184884679334" calcext:value-type="float">
            <text:p>60184884679334</text:p>
          </table:table-cell>
          <table:table-cell office:value-type="float" office:value="155192212675732" calcext:value-type="float">
            <text:p>155192212675732</text:p>
          </table:table-cell>
          <table:table-cell office:value-type="float" office:value="96.1631578947" calcext:value-type="float">
            <text:p>96.16315789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16-01-25 15:49:43.613765</text:p>
          </table:table-cell>
          <table:table-cell office:value-type="string" calcext:value-type="string">
            <text:p>2016-01-25 15:50:20.01399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eromq-tcp-8192</text:p>
          </table:table-cell>
          <table:table-cell office:value-type="float" office:value="154.344" calcext:value-type="float">
            <text:p>154.344</text:p>
          </table:table-cell>
          <table:table-cell office:value-type="float" office:value="808.828" calcext:value-type="float">
            <text:p>808.828</text:p>
          </table:table-cell>
          <table:table-cell office:value-type="float" office:value="567.118033333" calcext:value-type="float">
            <text:p>567.11803333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3850407834838" calcext:value-type="float">
            <text:p>53850407834838</text:p>
          </table:table-cell>
          <table:table-cell office:value-type="float" office:value="139193735489673" calcext:value-type="float">
            <text:p>139193735489673</text:p>
          </table:table-cell>
          <table:table-cell office:value-type="float" office:value="65.6058823529" calcext:value-type="float">
            <text:p>65.60588235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16-01-25 15:50:20.016396</text:p>
          </table:table-cell>
          <table:table-cell office:value-type="string" calcext:value-type="string">
            <text:p>2016-01-25 15:50:56.5029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eromq-tcp-16384</text:p>
          </table:table-cell>
          <table:table-cell office:value-type="float" office:value="183.75" calcext:value-type="float">
            <text:p>183.75</text:p>
          </table:table-cell>
          <table:table-cell office:value-type="float" office:value="1319.42" calcext:value-type="float">
            <text:p>1319.42</text:p>
          </table:table-cell>
          <table:table-cell office:value-type="float" office:value="861.9361" calcext:value-type="float">
            <text:p>861.936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7018774001820" calcext:value-type="float">
            <text:p>57018774001820</text:p>
          </table:table-cell>
          <table:table-cell office:value-type="float" office:value="147794832586050" calcext:value-type="float">
            <text:p>147794832586050</text:p>
          </table:table-cell>
          <table:table-cell office:value-type="float" office:value="76.4" calcext:value-type="float">
            <text:p>76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16-01-25 15:50:56.506055</text:p>
          </table:table-cell>
          <table:table-cell office:value-type="string" calcext:value-type="string">
            <text:p>2016-01-25 15:51:32.84699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eromq-tcp-32768</text:p>
          </table:table-cell>
          <table:table-cell office:value-type="float" office:value="432.5" calcext:value-type="float">
            <text:p>432.5</text:p>
          </table:table-cell>
          <table:table-cell office:value-type="float" office:value="1554" calcext:value-type="float">
            <text:p>1554</text:p>
          </table:table-cell>
          <table:table-cell office:value-type="float" office:value="1119.0918" calcext:value-type="float">
            <text:p>1119.091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0187227993896" calcext:value-type="float">
            <text:p>60187227993896</text:p>
          </table:table-cell>
          <table:table-cell office:value-type="float" office:value="156630484545713" calcext:value-type="float">
            <text:p>156630484545713</text:p>
          </table:table-cell>
          <table:table-cell office:value-type="float" office:value="67.5263157895" calcext:value-type="float">
            <text:p>67.52631578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16-01-25 15:51:32.848543</text:p>
          </table:table-cell>
          <table:table-cell office:value-type="string" calcext:value-type="string">
            <text:p>2016-01-25 15:52:09.28876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eromq-tcp-65536</text:p>
          </table:table-cell>
          <table:table-cell office:value-type="float" office:value="125" calcext:value-type="float">
            <text:p>125</text:p>
          </table:table-cell>
          <table:table-cell office:value-type="float" office:value="2325" calcext:value-type="float">
            <text:p>2325</text:p>
          </table:table-cell>
          <table:table-cell office:value-type="float" office:value="1287.2384" calcext:value-type="float">
            <text:p>1287.238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684472755008" calcext:value-type="float">
            <text:p>50684472755008</text:p>
          </table:table-cell>
          <table:table-cell office:value-type="float" office:value="132495434000605" calcext:value-type="float">
            <text:p>132495434000605</text:p>
          </table:table-cell>
          <table:table-cell office:value-type="float" office:value="48.53125" calcext:value-type="float">
            <text:p>48.531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16-01-25 15:52:09.291117</text:p>
          </table:table-cell>
          <table:table-cell office:value-type="string" calcext:value-type="string">
            <text:p>2016-01-25 15:52:45.69667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eromq-tcp-1048576</text:p>
          </table:table-cell>
          <table:table-cell office:value-type="float" office:value="397.706" calcext:value-type="float">
            <text:p>397.706</text:p>
          </table:table-cell>
          <table:table-cell office:value-type="float" office:value="2200" calcext:value-type="float">
            <text:p>2200</text:p>
          </table:table-cell>
          <table:table-cell office:value-type="float" office:value="1520.91853333" calcext:value-type="float">
            <text:p>1520.9185333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7020379750438" calcext:value-type="float">
            <text:p>57020379750438</text:p>
          </table:table-cell>
          <table:table-cell office:value-type="float" office:value="149929049558893" calcext:value-type="float">
            <text:p>149929049558893</text:p>
          </table:table-cell>
          <table:table-cell office:value-type="float" office:value="31.7388888889" calcext:value-type="float">
            <text:p>31.73888888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16-01-25 15:52:45.699693</text:p>
          </table:table-cell>
          <table:table-cell office:value-type="string" calcext:value-type="string">
            <text:p>2016-01-25 15:53:22.10739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eromq-tcp-2097152</text:p>
          </table:table-cell>
          <table:table-cell office:value-type="float" office:value="672" calcext:value-type="float">
            <text:p>672</text:p>
          </table:table-cell>
          <table:table-cell office:value-type="float" office:value="2032" calcext:value-type="float">
            <text:p>2032</text:p>
          </table:table-cell>
          <table:table-cell office:value-type="float" office:value="1267.49466667" calcext:value-type="float">
            <text:p>1267.4946666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3852723560614" calcext:value-type="float">
            <text:p>53852723560614</text:p>
          </table:table-cell>
          <table:table-cell office:value-type="float" office:value="142326484406148" calcext:value-type="float">
            <text:p>142326484406148</text:p>
          </table:table-cell>
          <table:table-cell office:value-type="float" office:value="29.6764705882" calcext:value-type="float">
            <text:p>29.67647058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16-01-25 15:53:22.108817</text:p>
          </table:table-cell>
          <table:table-cell office:value-type="string" calcext:value-type="string">
            <text:p>2016-01-25 15:53:58.48409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eromq-tcp-4194304</text:p>
          </table:table-cell>
          <table:table-cell office:value-type="float" office:value="448" calcext:value-type="float">
            <text:p>448</text:p>
          </table:table-cell>
          <table:table-cell office:value-type="float" office:value="2496" calcext:value-type="float">
            <text:p>2496</text:p>
          </table:table-cell>
          <table:table-cell office:value-type="float" office:value="1488.59633333" calcext:value-type="float">
            <text:p>1488.5963333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685079119726" calcext:value-type="float">
            <text:p>50685079119726</text:p>
          </table:table-cell>
          <table:table-cell office:value-type="float" office:value="134684250606334" calcext:value-type="float">
            <text:p>134684250606334</text:p>
          </table:table-cell>
          <table:table-cell office:value-type="float" office:value="32.21875" calcext:value-type="float">
            <text:p>32.218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16-01-25 15:53:58.485396</text:p>
          </table:table-cell>
          <table:table-cell office:value-type="string" calcext:value-type="string">
            <text:p>2016-01-25 15:54:34.80682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eromq-tcp-8388608</text:p>
          </table:table-cell>
          <table:table-cell office:value-type="float" office:value="768" calcext:value-type="float">
            <text:p>768</text:p>
          </table:table-cell>
          <table:table-cell office:value-type="float" office:value="2112" calcext:value-type="float">
            <text:p>2112</text:p>
          </table:table-cell>
          <table:table-cell office:value-type="float" office:value="1478.019" calcext:value-type="float">
            <text:p>1478.0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3853102486744" calcext:value-type="float">
            <text:p>53853102486744</text:p>
          </table:table-cell>
          <table:table-cell office:value-type="float" office:value="143973491863536" calcext:value-type="float">
            <text:p>143973491863536</text:p>
          </table:table-cell>
          <table:table-cell office:value-type="float" office:value="31.7294117647" calcext:value-type="float">
            <text:p>31.72941176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16-01-25 15:54:34.808614</text:p>
          </table:table-cell>
          <table:table-cell office:value-type="string" calcext:value-type="string">
            <text:p>2016-01-25 15:55:11.19861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eromq-tcp-16777216</text:p>
          </table:table-cell>
          <table:table-cell office:value-type="float" office:value="384" calcext:value-type="float">
            <text:p>384</text:p>
          </table:table-cell>
          <table:table-cell office:value-type="float" office:value="1895.36" calcext:value-type="float">
            <text:p>1895.36</text:p>
          </table:table-cell>
          <table:table-cell office:value-type="float" office:value="1251.5804" calcext:value-type="float">
            <text:p>1251.580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3853268177506" calcext:value-type="float">
            <text:p>53853268177506</text:p>
          </table:table-cell>
          <table:table-cell office:value-type="float" office:value="144739671405107" calcext:value-type="float">
            <text:p>144739671405107</text:p>
          </table:table-cell>
          <table:table-cell office:value-type="float" office:value="26.8411764706" calcext:value-type="float">
            <text:p>26.84117647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16-01-25 15:55:11.201564</text:p>
          </table:table-cell>
          <table:table-cell office:value-type="string" calcext:value-type="string">
            <text:p>2016-01-25 15:55:47.74184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eromq-tcp-33554432</text:p>
          </table:table-cell>
          <table:table-cell office:value-type="float" office:value="509.96" calcext:value-type="float">
            <text:p>509.96</text:p>
          </table:table-cell>
          <table:table-cell office:value-type="float" office:value="1792" calcext:value-type="float">
            <text:p>1792</text:p>
          </table:table-cell>
          <table:table-cell office:value-type="float" office:value="1124.61663333" calcext:value-type="float">
            <text:p>1124.6166333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3853408375662" calcext:value-type="float">
            <text:p>53853408375662</text:p>
          </table:table-cell>
          <table:table-cell office:value-type="float" office:value="145392370996018" calcext:value-type="float">
            <text:p>145392370996018</text:p>
          </table:table-cell>
          <table:table-cell office:value-type="float" office:value="24.5352941176" calcext:value-type="float">
            <text:p>24.53529411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16-01-25 15:55:47.744765</text:p>
          </table:table-cell>
          <table:table-cell office:value-type="string" calcext:value-type="string">
            <text:p>2016-01-25 15:56:24.06878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eromq-tcp-67108864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1399.29666667" calcext:value-type="float">
            <text:p>1399.2966666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7021395817082" calcext:value-type="float">
            <text:p>57021395817082</text:p>
          </table:table-cell>
          <table:table-cell office:value-type="float" office:value="154712075621121" calcext:value-type="float">
            <text:p>154712075621121</text:p>
          </table:table-cell>
          <table:table-cell office:value-type="float" office:value="27.8055555556" calcext:value-type="float">
            <text:p>27.80555555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16-01-25 15:56:24.070708</text:p>
          </table:table-cell>
          <table:table-cell office:value-type="string" calcext:value-type="string">
            <text:p>2016-01-25 15:57:00.44317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eromq-tcp-134217728</text:p>
          </table:table-cell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office:value-type="float" office:value="238.797333333" calcext:value-type="float">
            <text:p>238.79733333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3853606242348" calcext:value-type="float">
            <text:p>53853606242348</text:p>
          </table:table-cell>
          <table:table-cell office:value-type="float" office:value="146531407200094" calcext:value-type="float">
            <text:p>146531407200094</text:p>
          </table:table-cell>
          <table:table-cell office:value-type="float" office:value="1.32941176471" calcext:value-type="float">
            <text:p>1.32941176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5T16:46:49.472803739</dc:date>
    <dc:creator>Lazaros Lazaridis</dc:creator>
    <meta:editing-duration>PT33M16S</meta:editing-duration>
    <meta:editing-cycles>1</meta:editing-cycles>
    <meta:document-statistic meta:table-count="1" meta:cell-count="325" meta:object-count="1"/>
    <meta:generator>LibreOffice/4.3.7.2$Linux_X86_64 LibreOffice_project/43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3cm" svg:height="9.005cm" xlink:href=".." xlink:type="simple" chart:class="chart:line" chart:style-name="ch1">
        <chart:legend chart:legend-position="end" svg:x="13.505cm" svg:y="3.705cm" style:legend-expansion="high" chart:style-name="ch2"/>
        <chart:plot-area chart:style-name="ch3" table:cell-range-address="'report-0mq-1'.E4:'report-0mq-1'.H19" chart:data-source-has-labels="both" svg:x="0.32cm" svg:y="0.18cm" svg:width="12.865cm" svg:height="8.645cm">
          <chartooo:coordinate-region svg:x="2.275cm" svg:y="0.379cm" svg:width="10.769cm" svg:height="5.446cm"/>
          <chart:axis chart:dimension="x" chart:name="primary-x" chart:style-name="ch4" chartooo:axis-type="auto">
            <chartooo:date-scale/>
            <chart:categories table:cell-range-address="'report-0mq-1'.E5:'report-0mq-1'.E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eport-0mq-1'.F5:'report-0mq-1'.F19" chart:label-cell-address="'report-0mq-1'.F4:'report-0mq-1'.F4" chart:class="chart:line">
            <chart:data-point chart:repeated="15"/>
          </chart:series>
          <chart:series chart:style-name="ch7" chart:values-cell-range-address="'report-0mq-1'.G5:'report-0mq-1'.G19" chart:label-cell-address="'report-0mq-1'.G4:'report-0mq-1'.G4" chart:class="chart:line">
            <chart:data-point chart:repeated="15"/>
          </chart:series>
          <chart:series chart:style-name="ch8" chart:values-cell-range-address="'report-0mq-1'.H5:'report-0mq-1'.H19" chart:label-cell-address="'report-0mq-1'.H4:'report-0mq-1'.H4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report-0mq-1'.F4:'report-0mq-1'.F4</svg:desc>
                </draw:g>
              </table:table-cell>
              <table:table-cell office:value-type="string">
                <text:p>max</text:p>
                <draw:g>
                  <svg:desc>'report-0mq-1'.G4:'report-0mq-1'.G4</svg:desc>
                </draw:g>
              </table:table-cell>
              <table:table-cell office:value-type="string">
                <text:p>average</text:p>
                <draw:g>
                  <svg:desc>'report-0mq-1'.H4:'report-0mq-1'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zeromq-tcp-1024</text:p>
                <draw:g>
                  <svg:desc>'report-0mq-1'.E5:'report-0mq-1'.E19</svg:desc>
                </draw:g>
              </table:table-cell>
              <table:table-cell office:value-type="float" office:value="38.665">
                <text:p>38.665</text:p>
                <draw:g>
                  <svg:desc>'report-0mq-1'.F5:'report-0mq-1'.F19</svg:desc>
                </draw:g>
              </table:table-cell>
              <table:table-cell office:value-type="float" office:value="314.773">
                <text:p>314.773</text:p>
                <draw:g>
                  <svg:desc>'report-0mq-1'.G5:'report-0mq-1'.G19</svg:desc>
                </draw:g>
              </table:table-cell>
              <table:table-cell office:value-type="float" office:value="194.268857143">
                <text:p>194.268857143</text:p>
                <draw:g>
                  <svg:desc>'report-0mq-1'.H5:'report-0mq-1'.H19</svg:desc>
                </draw:g>
              </table:table-cell>
            </table:table-row>
            <table:table-row>
              <table:table-cell office:value-type="string">
                <text:p>zeromq-tcp-2048</text:p>
              </table:table-cell>
              <table:table-cell office:value-type="float" office:value="89.375">
                <text:p>89.375</text:p>
              </table:table-cell>
              <table:table-cell office:value-type="float" office:value="540.104">
                <text:p>540.104</text:p>
              </table:table-cell>
              <table:table-cell office:value-type="float" office:value="358.671433333">
                <text:p>358.671433333</text:p>
              </table:table-cell>
            </table:table-row>
            <table:table-row>
              <table:table-cell office:value-type="string">
                <text:p>zeromq-tcp-4096</text:p>
              </table:table-cell>
              <table:table-cell office:value-type="float" office:value="93.625">
                <text:p>93.625</text:p>
              </table:table-cell>
              <table:table-cell office:value-type="float" office:value="822.031">
                <text:p>822.031</text:p>
              </table:table-cell>
              <table:table-cell office:value-type="float" office:value="624.5562">
                <text:p>624.5562</text:p>
              </table:table-cell>
            </table:table-row>
            <table:table-row>
              <table:table-cell office:value-type="string">
                <text:p>zeromq-tcp-8192</text:p>
              </table:table-cell>
              <table:table-cell office:value-type="float" office:value="154.344">
                <text:p>154.344</text:p>
              </table:table-cell>
              <table:table-cell office:value-type="float" office:value="808.828">
                <text:p>808.828</text:p>
              </table:table-cell>
              <table:table-cell office:value-type="float" office:value="567.118033333">
                <text:p>567.118033333</text:p>
              </table:table-cell>
            </table:table-row>
            <table:table-row>
              <table:table-cell office:value-type="string">
                <text:p>zeromq-tcp-16384</text:p>
              </table:table-cell>
              <table:table-cell office:value-type="float" office:value="183.75">
                <text:p>183.75</text:p>
              </table:table-cell>
              <table:table-cell office:value-type="float" office:value="1319.42">
                <text:p>1319.42</text:p>
              </table:table-cell>
              <table:table-cell office:value-type="float" office:value="861.9361">
                <text:p>861.9361</text:p>
              </table:table-cell>
            </table:table-row>
            <table:table-row>
              <table:table-cell office:value-type="string">
                <text:p>zeromq-tcp-32768</text:p>
              </table:table-cell>
              <table:table-cell office:value-type="float" office:value="432.5">
                <text:p>432.5</text:p>
              </table:table-cell>
              <table:table-cell office:value-type="float" office:value="1554">
                <text:p>1554</text:p>
              </table:table-cell>
              <table:table-cell office:value-type="float" office:value="1119.0918">
                <text:p>1119.0918</text:p>
              </table:table-cell>
            </table:table-row>
            <table:table-row>
              <table:table-cell office:value-type="string">
                <text:p>zeromq-tcp-65536</text:p>
              </table:table-cell>
              <table:table-cell office:value-type="float" office:value="125">
                <text:p>125</text:p>
              </table:table-cell>
              <table:table-cell office:value-type="float" office:value="2325">
                <text:p>2325</text:p>
              </table:table-cell>
              <table:table-cell office:value-type="float" office:value="1287.2384">
                <text:p>1287.2384</text:p>
              </table:table-cell>
            </table:table-row>
            <table:table-row>
              <table:table-cell office:value-type="string">
                <text:p>zeromq-tcp-1048576</text:p>
              </table:table-cell>
              <table:table-cell office:value-type="float" office:value="397.706">
                <text:p>397.706</text:p>
              </table:table-cell>
              <table:table-cell office:value-type="float" office:value="2200">
                <text:p>2200</text:p>
              </table:table-cell>
              <table:table-cell office:value-type="float" office:value="1520.91853333">
                <text:p>1520.91853333</text:p>
              </table:table-cell>
            </table:table-row>
            <table:table-row>
              <table:table-cell office:value-type="string">
                <text:p>zeromq-tcp-2097152</text:p>
              </table:table-cell>
              <table:table-cell office:value-type="float" office:value="672">
                <text:p>672</text:p>
              </table:table-cell>
              <table:table-cell office:value-type="float" office:value="2032">
                <text:p>2032</text:p>
              </table:table-cell>
              <table:table-cell office:value-type="float" office:value="1267.49466667">
                <text:p>1267.49466667</text:p>
              </table:table-cell>
            </table:table-row>
            <table:table-row>
              <table:table-cell office:value-type="string">
                <text:p>zeromq-tcp-4194304</text:p>
              </table:table-cell>
              <table:table-cell office:value-type="float" office:value="448">
                <text:p>448</text:p>
              </table:table-cell>
              <table:table-cell office:value-type="float" office:value="2496">
                <text:p>2496</text:p>
              </table:table-cell>
              <table:table-cell office:value-type="float" office:value="1488.59633333">
                <text:p>1488.59633333</text:p>
              </table:table-cell>
            </table:table-row>
            <table:table-row>
              <table:table-cell office:value-type="string">
                <text:p>zeromq-tcp-8388608</text:p>
              </table:table-cell>
              <table:table-cell office:value-type="float" office:value="768">
                <text:p>768</text:p>
              </table:table-cell>
              <table:table-cell office:value-type="float" office:value="2112">
                <text:p>2112</text:p>
              </table:table-cell>
              <table:table-cell office:value-type="float" office:value="1478.019">
                <text:p>1478.019</text:p>
              </table:table-cell>
            </table:table-row>
            <table:table-row>
              <table:table-cell office:value-type="string">
                <text:p>zeromq-tcp-16777216</text:p>
              </table:table-cell>
              <table:table-cell office:value-type="float" office:value="384">
                <text:p>384</text:p>
              </table:table-cell>
              <table:table-cell office:value-type="float" office:value="1895.36">
                <text:p>1895.36</text:p>
              </table:table-cell>
              <table:table-cell office:value-type="float" office:value="1251.5804">
                <text:p>1251.5804</text:p>
              </table:table-cell>
            </table:table-row>
            <table:table-row>
              <table:table-cell office:value-type="string">
                <text:p>zeromq-tcp-33554432</text:p>
              </table:table-cell>
              <table:table-cell office:value-type="float" office:value="509.96">
                <text:p>509.96</text:p>
              </table:table-cell>
              <table:table-cell office:value-type="float" office:value="1792">
                <text:p>1792</text:p>
              </table:table-cell>
              <table:table-cell office:value-type="float" office:value="1124.61663333">
                <text:p>1124.61663333</text:p>
              </table:table-cell>
            </table:table-row>
            <table:table-row>
              <table:table-cell office:value-type="string">
                <text:p>zeromq-tcp-67108864</text:p>
              </table:table-cell>
              <table:table-cell office:value-type="float" office:value="512">
                <text:p>512</text:p>
              </table:table-cell>
              <table:table-cell office:value-type="float" office:value="2048">
                <text:p>2048</text:p>
              </table:table-cell>
              <table:table-cell office:value-type="float" office:value="1399.29666667">
                <text:p>1399.29666667</text:p>
              </table:table-cell>
            </table:table-row>
            <table:table-row>
              <table:table-cell office:value-type="string">
                <text:p>zeromq-tcp-134217728</text:p>
              </table:table-cell>
              <table:table-cell office:value-type="float" office:value="0">
                <text:p>0</text:p>
              </table:table-cell>
              <table:table-cell office:value-type="float" office:value="2048">
                <text:p>2048</text:p>
              </table:table-cell>
              <table:table-cell office:value-type="float" office:value="238.797333333">
                <text:p>238.797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